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8pt" style:font-size-asian="15.75pt" style:font-size-complex="18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ize="18pt" style:font-size-asian="15.75pt" style:font-size-complex="18pt"/>
    </style:style>
    <style:style style:name="P4" style:family="paragraph" style:parent-style-name="Standard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5" style:family="paragraph" style:parent-style-name="Standard">
      <style:paragraph-properties fo:margin-left="0.5209in" fo:margin-right="0in" fo:text-align="center" style:justify-single-word="false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6" style:family="paragraph" style:parent-style-name="Standard">
      <style:paragraph-properties fo:margin-left="0.5209in" fo:margin-right="0in" fo:text-indent="-0.4791in" style:auto-text-indent="false" fo:break-before="page">
        <style:tab-stops/>
      </style:paragraph-properties>
      <style:text-properties fo:font-size="18pt" style:font-size-asian="15.75pt" style:font-size-complex="18pt"/>
    </style:style>
    <style:style style:name="P7" style:family="paragraph" style:parent-style-name="Standard">
      <style:paragraph-properties fo:margin-left="0.5209in" fo:margin-right="0in" fo:text-align="center" style:justify-single-word="false" fo:text-indent="-0.4791in" style:auto-text-indent="false" fo:break-before="page">
        <style:tab-stops/>
      </style:paragraph-properties>
      <style:text-properties fo:font-size="18pt" style:font-size-asian="15.75pt" style:font-size-complex="18pt"/>
    </style:style>
    <style:style style:name="P8" style:family="paragraph" style:parent-style-name="Standard">
      <style:paragraph-properties fo:margin-left="0.0417in" fo:margin-right="0in" fo:text-indent="0in" style:auto-text-indent="false">
        <style:tab-stops/>
      </style:paragraph-properties>
      <style:text-properties fo:font-size="18pt" style:font-size-asian="15.75pt" style:font-size-complex="18pt"/>
    </style:style>
    <style:style style:name="P9" style:family="paragraph" style:parent-style-name="Standard">
      <style:paragraph-properties fo:margin-left="0.5209in" fo:margin-right="0in" fo:text-indent="-0.0102in" style:auto-text-indent="false">
        <style:tab-stops/>
      </style:paragraph-properties>
      <style:text-properties fo:font-size="18pt" style:font-size-asian="15.75pt" style:font-size-complex="18pt"/>
    </style:style>
    <style:style style:name="P10" style:family="paragraph" style:parent-style-name="Standard">
      <style:paragraph-properties fo:margin-left="0.9898in" fo:margin-right="1.0311in" fo:text-indent="0in" style:auto-text-indent="false">
        <style:tab-stops/>
      </style:paragraph-properties>
      <style:text-properties fo:font-size="18pt" fo:font-style="italic" style:font-size-asian="15.75pt" style:font-style-asian="italic" style:font-size-complex="18pt" style:font-style-complex="italic"/>
    </style:style>
    <style:style style:name="P11" style:family="paragraph" style:parent-style-name="Standard" style:list-style-name="L1">
      <style:paragraph-properties fo:margin-left="0.052in" fo:margin-right="0in" fo:text-indent="0in" style:auto-text-indent="false">
        <style:tab-stops/>
      </style:paragraph-properties>
      <style:text-properties fo:font-size="18pt" style:font-size-asian="15.75pt" style:font-size-complex="18pt"/>
    </style:style>
    <style:style style:name="P12" style:family="paragraph" style:parent-style-name="Standard" style:list-style-name="L1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13" style:family="paragraph" style:parent-style-name="Standard" style:list-style-name="L2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14" style:family="paragraph" style:parent-style-name="Standard" style:list-style-name="L3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15" style:family="paragraph" style:parent-style-name="Standard" style:list-style-name="L4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style:style style:name="P16" style:family="paragraph" style:parent-style-name="Standard" style:list-style-name="L5">
      <style:paragraph-properties fo:margin-left="0.5209in" fo:margin-right="0in" fo:text-indent="-0.4791in" style:auto-text-indent="false">
        <style:tab-stops/>
      </style:paragraph-properties>
      <style:text-properties fo:font-size="18pt" style:font-size-asian="15.75pt" style:font-size-complex="18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ESAR CIPHER STUFF</text:p>
      <text:p text:style-name="P1"/>
      <text:p text:style-name="P1">Cryptography/Cryptanalysis – does anyone know what these?</text:p>
      <text:p text:style-name="P1"><text:tab/>“Hidden writing” / “Analysing hidden writing”</text:p>
      <text:p text:style-name="P1"/>
      <text:p text:style-name="P1">Show an example “DBJP MOLDOXJ”</text:p>
      <text:p text:style-name="P1"><text:tab/>can anyone read this?</text:p>
      <text:p text:style-name="P1"/>
      <text:p text:style-name="P1">It's been encoded using a Caesar cipher; hand out the cipher disks.</text:p>
      <text:p text:style-name="P1"/>
      <text:p text:style-name="P1">Explain how the disk works; fixed outer disk for what's called “plain text” and movable inner disk to encode/decode “cipher text”.</text:p>
      <text:p text:style-name="P1"/>
      <text:p text:style-name="P1">Do the example with them following along.</text:p>
      <text:p text:style-name="P1"/>
      <text:p text:style-name="P1">Ask them how many possibilities there are for different combinations.</text:p>
      <text:p text:style-name="P1"/>
      <text:p text:style-name="P1">An example of how it can be used: to pass messages between friends, after you agree on which letter matches up with the inner “A”.</text:p>
      <text:p text:style-name="P1"/>
      <text:p text:style-name="P1">Ask them for some other examples.</text:p>
      <text:p text:style-name="P1"/>
      <text:p text:style-name="P1">Let's try an example where you don't know the code.</text:p>
      <text:p text:style-name="P1"/>
      <text:p text:style-name="P1">Write up “O RUBK YIOKTIK” on the board, and tell them that it's a “race” between the different teams.</text:p>
      <text:p text:style-name="P1"/>
      <text:p text:style-name="P1">Have the fastest team explain how they did it.</text:p>
      <text:p text:style-name="P1"><text:tab/>If they brute forced it, ask if anyone did it any differently.</text:p>
      <text:p text:style-name="P1"/>
      <text:p text:style-name="P1"><text:soft-page-break/>Make sure to talk about looking for small “words” that can only be a few things, and trying those.</text:p>
      <text:p text:style-name="P1"><text:tab/>Ask them for examples of small words and repetition. (A, I, The, And, Of) </text:p>
      <text:p text:style-name="P1"/>
      <text:p text:style-name="P1">Hand out the worksheets, and ask them to try breaking the codes using their cipher disks.</text:p>
      <text:p text:style-name="P1"/>
      <text:p text:style-name="P1">Once they're done/bored, ask them if they think the Caesar cipher is a good way to encode secret stuff.</text:p>
      <text:p text:style-name="P1"><text:tab/>If they say yes, ask them how easy it was for them to break it.</text:p>
      <text:p text:style-name="P1"/>
      <text:p text:style-name="P1"/>
      <text:p text:style-name="P1">NEXT ACTIVI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INARY</text:p>
      <text:p text:style-name="P1"/>
      <text:list xml:id="list2084074158" text:style-name="L1">
        <text:list-item>
          <text:p text:style-name="P11">How many is [ten fingers]?</text:p>
        </text:list-item>
        <text:list-item>
          <text:p text:style-name="P11">Who can write that on the board?<text:tab/><text:tab/>different ways?</text:p>
        </text:list-item>
        <text:list-item>
          <text:p text:style-name="P11">What is the way of writing numbers made up of? (numerals)</text:p>
        </text:list-item>
        <text:list-item>
          <text:p text:style-name="P11">How many numerals are there?</text:p>
        </text:list-item>
        <text:list-item>
          <text:p text:style-name="P11">What are they? [0-10]</text:p>
        </text:list-item>
        <text:list-item>
          <text:p text:style-name="P11">How many numbers can you make out of these 10?</text:p>
        </text:list-item>
        <text:list-item>
          <text:p text:style-name="P11">Why do we have ten numerals? [10 fingers]</text:p>
        </text:list-item>
        <text:list-item>
          <text:p text:style-name="P12">What if we evolved with two fingers? <text:s/>How many numerals might we have?</text:p>
        </text:list-item>
        <text:list-item>
          <text:p text:style-name="P12">How many numbers can you write with only 2 numerals?</text:p>
        </text:list-item>
        <text:list-item>
          <text:p text:style-name="P12">Let's say our two numerals are 0 and 1.</text:p>
        </text:list-item>
        <text:list-item>
          <text:p text:style-name="P12">So how do we count with two numerals? <text:s/>Zero... one... two?</text:p>
          <text:list>
            <text:list-item>
              <text:p text:style-name="P12">If they don't know how to do two, talk about ten and tens columns. <text:s/>Hundreds columns, etc... first number we need to write that next column.</text:p>
            </text:list-item>
          </text:list>
        </text:list-item>
        <text:list-item>
          <text:p text:style-name="P12">So how do we do two? [10]</text:p>
        </text:list-item>
        <text:list-item>
          <text:p text:style-name="P12">So what is this column? [the two's column]</text:p>
        </text:list-item>
        <text:list-item>
          <text:p text:style-name="P12">Three? What about four? <text:s/>We need to start a new column, right? <text:s/>The four's column.</text:p>
        </text:list-item>
        <text:list-item>
          <text:p text:style-name="P12">[Continue to about ten, or 1010.]</text:p>
        </text:list-item>
        <text:list-item>
          <text:p text:style-name="P12">When do you use this? <text:s/>[Light switch, assign values to on/off.]</text:p>
          <text:p text:style-name="P12"/>
        </text:list-item>
        <text:list-item>
          <text:p text:style-name="P12">[Get 4 volunteers.] <text:s/>Another way to look at this is something like these cards. <text:s/>Each card represents a different column: we have a 1's column, a 2's, 4's, and 8's.</text:p>
        </text:list-item>
        <text:list-item>
          <text:p text:style-name="P12">[Count with these cards, flipping them over.]</text:p>
        </text:list-item>
        <text:list-item>
          <text:p text:style-name="P12">[Represent a number, like 9.]</text:p>
        </text:list-item>
        <text:list-item>
          <text:p text:style-name="P12">[Talk about the higher columns, 16, 32, 64, 128, 256, 512, 1024, 2048, 4096, 8192, 16384, 32768.]</text:p>
        </text:list-item>
      </text:list>
      <text:p text:style-name="P4"/>
      <text:p text:style-name="P6">SORTING</text:p>
      <text:p text:style-name="P4"/>
      <text:p text:style-name="P4">Sometimes it's important to keep stuff in order.</text:p>
      <text:p text:style-name="P4"/>
      <text:p text:style-name="P4">When do you need to keep stuff in order?</text:p>
      <text:p text:style-name="P4"/>
      <text:p text:style-name="P4">What if NOTHING is in order? <text:s/>What would you do?</text:p>
      <text:p text:style-name="P4"/>
      <text:p text:style-name="P4">What's the FASTEST way to sort things?</text:p>
      <text:p text:style-name="P4"/>
      <text:p text:style-name="P4">Go over some examples:</text:p>
      <text:p text:style-name="P4"/>
      <text:p text:style-name="P4">SELECTION SORT [n^2] / [n^2]</text:p>
      <text:list xml:id="list807644065" text:style-name="L2">
        <text:list-item>
          <text:list>
            <text:list-item>
              <text:p text:style-name="P13">find the smallest and put in the on the left</text:p>
            </text:list-item>
            <text:list-item>
              <text:p text:style-name="P13">repeat until finished</text:p>
            </text:list-item>
          </text:list>
        </text:list-item>
      </text:list>
      <text:p text:style-name="P4">INSERTION SORT [n^2] / [n]</text:p>
      <text:list xml:id="list794343514" text:style-name="L3">
        <text:list-item>
          <text:p text:style-name="P14">pick an item, place it in a new list of things in order</text:p>
        </text:list-item>
        <text:list-item>
          <text:p text:style-name="P14">repeat until finished</text:p>
        </text:list-item>
      </text:list>
      <text:p text:style-name="P4">BUBBLE SORT [n^2] / [n]</text:p>
      <text:list xml:id="list1654343748" text:style-name="L4">
        <text:list-item>
          <text:p text:style-name="P15">compare two objects side by side, swap them if necessary</text:p>
        </text:list-item>
        <text:list-item>
          <text:p text:style-name="P15">continue scanning through the whole list until it's perfect</text:p>
        </text:list-item>
      </text:list>
      <text:p text:style-name="P4">QUICK SORT [n^2] / [n log n]</text:p>
      <text:list xml:id="list90845320" text:style-name="L5">
        <text:list-item>
          <text:p text:style-name="P16">pick an element randomly, and compare everything else to it</text:p>
        </text:list-item>
        <text:list-item>
          <text:p text:style-name="P16">repeat within the groups</text:p>
        </text:list-item>
      </text:list>
      <text:p text:style-name="P4"/>
      <text:p text:style-name="P4">Which of these is the fastest?</text:p>
      <text:p text:style-name="P4"/>
      <text:p text:style-name="P4">What's the easiest list to sort?</text:p>
      <text:p text:style-name="P4"/>
      <text:p text:style-name="P4">What's the hardest list to sort?</text:p>
      <text:p text:style-name="P4"/>
      <text:p text:style-name="P4">Can you think of anything worse?</text:p>
      <text:p text:style-name="P6">SORTING NETWORKS</text:p>
      <text:p text:style-name="P4"/>
      <text:p text:style-name="P4">[After Sorting Algorithms Explained]</text:p>
      <text:p text:style-name="P4"/>
      <text:p text:style-name="P4">Can you think of any faster ways to do this? Like, not faster methods, but, something you could add that would make all of them faster?</text:p>
      <text:p text:style-name="P4"/>
      <text:p text:style-name="P4">What if you had two computers sorting at once?</text:p>
      <text:p text:style-name="P4"/>
      <text:p text:style-name="P4">What if you had a bunch of computers?</text:p>
      <text:p text:style-name="P4"/>
      <text:p text:style-name="P4">Explain SORTING NETWORKS through outdoor activity. </text:p>
      <text:p text:style-name="P4"/>
      <text:p text:style-name="P4"><text:tab/>Each plate is a computer</text:p>
      <text:p text:style-name="P4"><text:tab/>Tape is a connection you can send information across</text:p>
      <text:p text:style-name="P4"><text:tab/>At each plate, you can do a comparison, must wait for someone else to arrive</text:p>
      <text:p text:style-name="P4"><text:tab/>Smaller to left, larger to right.</text:p>
      <text:p text:style-name="P4"><text:tab/>Katie and Alex run example</text:p>
      <text:p text:style-name="P2"/>
      <text:p text:style-name="P4">Split up into groups; going to race to see who can sort the fastest. </text:p>
      <text:p text:style-name="P8"/>
      <text:p text:style-name="P4">Are you in the right order? If you make a mistake, start over. </text:p>
      <text:p text:style-name="P4"/>
      <text:p text:style-name="P4">What happens if smaller one goes right instead of left? Would it work if the network was used backwards? </text:p>
      <text:p text:style-name="P4"/>
      <text:p text:style-name="P4">How would you make a network that sorts three numbers? </text:p>
      <text:p text:style-name="P4"/>
      <text:p text:style-name="P4">Extra: Why does this work? </text:p>
      <text:p text:style-name="P6">DEAD LOCK</text:p>
      <text:p text:style-name="P4"/>
      <text:p text:style-name="P4">Relate it back to sorting and the whole “I'm doing this right now, don't touch it or you'll mess it up.”</text:p>
      <text:p text:style-name="P4"/>
      <text:p text:style-name="P4">What are some examples of when you might want “ownership” over something?</text:p>
      <text:p text:style-name="P4"><text:tab/><text:tab/>Doorways, sitting down at a table (blindfolded), banking.</text:p>
      <text:p text:style-name="P4"/>
      <text:p text:style-name="P4">To prevent this, because computers can't “see” what's going on, they use locks to claim something.</text:p>
      <text:p text:style-name="P4"/>
      <text:p text:style-name="P4">ACTIVITY:</text:p>
      <text:p text:style-name="P4">Separate into groups (who's allergic to chocolate/nuts?).</text:p>
      <text:p text:style-name="P4">Give each person two pieces of one type of candy.</text:p>
      <text:p text:style-name="P4">Have one person put a piece away.</text:p>
      <text:p text:style-name="P4">Everyone put their candy in the middle.</text:p>
      <text:p text:style-name="P4">In turns, close your eyes and take two pieces randomly.</text:p>
      <text:p text:style-name="P4">Only hand candy to your immediate neighbor(s) from either hand.</text:p>
      <text:p text:style-name="P4">Only hold two pieces of candy at once.</text:p>
      <text:p text:style-name="P4">Game isn't done, and you don't get to eat the candy, until everyone has their original candy.</text:p>
      <text:p text:style-name="P4">Don't hold it too tight, or the chocolate will melt.</text:p>
      <text:p text:style-name="P4"/>
      <text:p text:style-name="P4">Try it without any talking.</text:p>
      <text:p text:style-name="P4">Try it in different configurations – a line, one in the middle, etc.</text:p>
      <text:p text:style-name="P4"/>
      <text:p text:style-name="P4"/>
      <text:p text:style-name="P6">PIXELS</text:p>
      <text:p text:style-name="P4"/>
      <text:p text:style-name="P4">How would you like to use a computer that didn't have any pictures?</text:p>
      <text:p text:style-name="P4"/>
      <text:p text:style-name="P4">What would that look like?</text:p>
      <text:p text:style-name="P4">What wouldn't you be able to do (easily)?</text:p>
      <text:p text:style-name="P4"/>
      <text:p text:style-name="P4">Who wants to use a computer like that?</text:p>
      <text:p text:style-name="P4"/>
      <text:p text:style-name="P4">Images are composed of individual pixels [slideshow]</text:p>
      <text:p text:style-name="P4"/>
      <text:p text:style-name="P4">How do you think computers represent these pixels?</text:p>
      <text:p text:style-name="P4"/>
      <text:p text:style-name="P4">What about an image that's only two colors: white and black, for example?</text:p>
      <text:p text:style-name="P4"/>
      <text:p text:style-name="P4">Can you think of a more efficient way to represent that image?</text:p>
      <text:p text:style-name="P6">WHAT IS COMPUTER SCIENCE?</text:p>
      <text:p text:style-name="P4"/>
      <text:p text:style-name="P4">What do you guys think computer science is?</text:p>
      <text:p text:style-name="P4"/>
      <text:p text:style-name="P4">What does a computer scientist do?</text:p>
      <text:p text:style-name="P4"/>
      <text:p text:style-name="P4">What else?</text:p>
      <text:p text:style-name="P4"/>
      <text:p text:style-name="P4">A computer scientist deals with information, often using a computer to help them.</text:p>
      <text:p text:style-name="P4"/>
      <text:p text:style-name="P4">How to store, manipulate, transmit, share, etc. information.</text:p>
      <text:p text:style-name="P4"/>
      <text:p text:style-name="P4"/>
      <text:p text:style-name="P4">Without computer science, would we have...</text:p>
      <text:p text:style-name="P4">Pixar movies?</text:p>
      <text:p text:style-name="P4">Internet?</text:p>
      <text:p text:style-name="P4">iPods?</text:p>
      <text:p text:style-name="P4">really nice calculators?</text:p>
      <text:p text:style-name="P4"/>
      <text:p text:style-name="P4"/>
      <text:p text:style-name="P4"/>
      <text:p text:style-name="P4"/>
      <text:p text:style-name="P4"/>
      <text:p text:style-name="P4"/>
      <text:p text:style-name="P6">OTHER CIPHERS</text:p>
      <text:p text:style-name="P4"/>
      <text:p text:style-name="P4">Who knows what a caesar cipher is?</text:p>
      <text:p text:style-name="P4"/>
      <text:p text:style-name="P4">Who wants to explain it to everyone else?</text:p>
      <text:p text:style-name="P4"/>
      <text:p text:style-name="P4">[explain]</text:p>
      <text:p text:style-name="P4"/>
      <text:p text:style-name="P4">How secure is this cipher? <text:s/>Why?</text:p>
      <text:p text:style-name="P4"/>
      <text:p text:style-name="P4">How did you break it?</text:p>
      <text:p text:style-name="P4"/>
      <text:p text:style-name="P4">Why do we care how secure it is? <text:s/>(COMPUTER SCIENCE!)</text:p>
      <text:p text:style-name="P4"/>
      <text:p text:style-name="P4">Does anyone know any other ciphers?</text:p>
      <text:p text:style-name="P4">Can anyone come up with any other ciphers?</text:p>
      <text:p text:style-name="P4"/>
      <text:p text:style-name="P4">All right, so now we're going to teach you some other ciphers.</text:p>
      <text:p text:style-name="P4"/>
      <text:p text:style-name="P4">* keyword = awesombcdfghijklnpqrtuvxyz</text:p>
      <text:p text:style-name="P4">* simple monoalphabetic substitution cipher (scramble) = XMPCA</text:p>
      <text:p text:style-name="P4">* vigenere = repeating word</text:p>
      <text:p text:style-name="P4">* one time pad</text:p>
      <text:p text:style-name="P4"/>
      <text:p text:style-name="P4">So everyone break into groups of exactly two, and pick a word to repeat. <text:s/>Then one of you send a message to the other.</text:p>
      <text:p text:style-name="P4"/>
      <text:p text:style-name="P4"/>
      <text:p text:style-name="P4">GEMSGEMSGEMS</text:p>
      <text:p text:style-name="P4">oh no we have been found</text:p>
      <text:p text:style-name="P4">VM AH DJ UTCJ OXLS SHBSQ</text:p>
      <text:p text:style-name="P6">ALGORITHMS</text:p>
      <text:p text:style-name="P4"/>
      <text:p text:style-name="P4">Does anyone know what an algorithm is?</text:p>
      <text:p text:style-name="P4"/>
      <text:p text:style-name="P4">An algorithm is “a step-by-step list of directions that need to be followed to solve a problem.”</text:p>
      <text:p text:style-name="P4"/>
      <text:p text:style-name="P4">Here's an example problem:</text:p>
      <text:p text:style-name="P9">Dad had just filled the cookie jar when the 3 children went to bed. <text:s/></text:p>
      <text:p text:style-name="P9">That night one child woke up, ate half of the cookies and went back to bed. <text:s/></text:p>
      <text:p text:style-name="P9">Later, the second child woke up, ate half of the remaining cookies, and went back to bed. <text:s/></text:p>
      <text:p text:style-name="P9">Still later, the third child woke up, ate half of the remaining cookies, leaving 3 cookies in the jar. <text:s/></text:p>
      <text:p text:style-name="P9">How many cookies were in the jar to begin with?</text:p>
      <text:p text:style-name="P4"/>
      <text:p text:style-name="P4">What's the answer?<text:tab/><text:tab/>(24)</text:p>
      <text:p text:style-name="P4"/>
      <text:p text:style-name="P4">How did you solve the problem?</text:p>
      <text:p text:style-name="P4"/>
      <text:p text:style-name="P4">Can anyone come up with a way to solve the problem, even if the number of cookies or children changes?</text:p>
      <text:p text:style-name="P4"><text:tab/><text:tab/>That's called an algorithm!</text:p>
      <text:p text:style-name="P4"/>
      <text:p text:style-name="P4">Using the algorithm you came up with, what's the answer for if there are 3 kids and 2 cookies left? <text:s/>What about 4 kids and 1 cookie?</text:p>
      <text:p text:style-name="P4"/>
      <text:p text:style-name="P4">What else could you make an algorithm for?</text:p>
      <text:p text:style-name="P4"/>
      <text:p text:style-name="P4">(Leads into sorting)</text:p>
      <text:p text:style-name="P7">ALGORITHMS WORKSHEET</text:p>
      <text:p text:style-name="P5"/>
      <text:p text:style-name="P5"/>
      <text:p text:style-name="P10">Dad had just filled the candy jar when the 3 children went to bed.</text:p>
      <text:p text:style-name="P10">That night one child woke up, ate half of the candy and went back to bed. <text:s/></text:p>
      <text:p text:style-name="P10">Later, the second child woke up, ate half of the remaining candy, and went back to bed. <text:s/></text:p>
      <text:p text:style-name="P10">Still later, the third child woke up, ate half of the remaining candy, leaving 3 cookies in the jar.</text:p>
      <text:p text:style-name="P2"/>
      <text:p text:style-name="P3">How much candy was in the jar to begin with?<text:tab/><text:tab/>__________</text:p>
      <text:p text:style-name="P3"/>
      <text:p text:style-name="P3"/>
      <text:p text:style-name="P3"/>
      <text:p text:style-name="P3"/>
      <text:p text:style-name="P3">How did you solve this problem?</text:p>
      <text:p text:style-name="P3"/>
      <text:p text:style-name="P3"/>
      <text:p text:style-name="P3"/>
      <text:p text:style-name="P3"/>
      <text:p text:style-name="P3">What would an algorithm to solve this look like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ungtiL GB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Lohit Hindi" fo:font-size="28pt" fo:font-style="normal" fo:text-shadow="none" style:text-underline-style="none" fo:font-weight="normal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.0693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top="0.0626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8pt" style:font-size-asian="18pt" style:font-size-complex="18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66699" style:text-outline="false" style:text-line-through-style="none" style:font-name="Lohit Hindi" fo:font-size="44pt" fo:font-style="normal" fo:text-shadow="none" style:text-underline-style="none" fo:font-weight="normal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1043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ohit Hindi" fo:font-size="30pt" fo:font-style="normal" fo:text-shadow="none" style:text-underline-style="none" fo:font-weight="normal" style:font-name-asian="Lohit Hindi" style:font-size-asian="30pt" style:font-style-asian="normal" style:font-weight-asian="normal" style:font-name-complex="Lohit Hindi" style:font-size-complex="30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Lohit Hindi" fo:font-size="28pt" fo:font-style="normal" fo:text-shadow="none" style:text-underline-style="none" fo:font-weight="normal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0693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top="0.0626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096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Lohit Hindi" fo:font-size="28pt" fo:font-style="normal" fo:text-shadow="none" style:text-underline-style="none" fo:font-weight="normal" style:letter-kerning="true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83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0693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top="0.0626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66699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1043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ohit Hindi" fo:font-size="30pt" fo:font-style="normal" fo:text-shadow="none" style:text-underline-style="none" fo:font-weight="normal" style:letter-kerning="true" style:font-name-asian="Lohit Hindi" style:font-size-asian="30pt" style:font-style-asian="normal" style:font-weight-asian="normal" style:font-name-complex="Lohit Hindi" style:font-size-complex="30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ohit Hindi" fo:font-size="12pt" fo:font-style="normal" fo:text-shadow="none" style:text-underline-style="none" fo:font-weight="normal" style:letter-kerning="true" style:font-name-asian="Lohit Hindi" style:font-size-asian="12pt" style:font-style-asian="normal" style:font-weight-asian="normal" style:font-name-complex="Lohit Hindi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9T16:52:31</meta:creation-date>
    <dc:date>2013-07-25T11:08:30</dc:date>
    <meta:editing-duration>P5DT19H47M11S</meta:editing-duration>
    <meta:editing-cycles>31</meta:editing-cycles>
    <meta:generator>LibreOffice/3.5$Linux_X86_64 LibreOffice_project/350m1$Build-2</meta:generator>
    <meta:print-date>2013-07-25T11:05:52</meta:print-date>
    <meta:printed-by>Katie Gibson</meta:printed-by>
    <dc:creator>Katie Gibson</dc:creator>
    <meta:document-statistic meta:table-count="0" meta:image-count="0" meta:object-count="0" meta:page-count="11" meta:paragraph-count="160" meta:word-count="1488" meta:character-count="8021" meta:non-whitespace-character-count="6673"/>
  </office:meta>
</office:document-meta>
</file>